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Text_20_body">
      <style:text-properties fo:color="#0000cc" style:font-name="Andale Mono" fo:font-size="18pt" style:font-size-asian="18pt" style:font-size-complex="18pt"/>
    </style:style>
    <style:style style:name="P5" style:family="paragraph" style:parent-style-name="Standard">
      <style:text-properties style:font-name="Andale Mono" fo:font-size="16pt" style:font-size-asian="16pt" style:font-size-complex="16pt"/>
    </style:style>
    <style:style style:name="P6" style:family="paragraph" style:parent-style-name="Standard">
      <style:text-properties fo:color="#007826" style:font-name="Andale Mono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8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9" style:family="paragraph" style:parent-style-name="Standard">
      <style:text-properties style:font-name="Apple Braille" fo:font-size="14pt" style:font-size-asian="14pt" style:font-size-complex="14pt"/>
    </style:style>
    <style:style style:name="P10" style:family="paragraph" style:parent-style-name="Standard">
      <style:text-properties fo:color="#0000cc" style:font-name="Andale Mono" fo:font-size="16pt" style:font-size-asian="16pt" style:font-size-complex="16pt"/>
    </style:style>
    <style:style style:name="P11" style:family="paragraph" style:parent-style-name="Table_20_Contents">
      <style:text-properties style:font-name="Andale Mono" fo:font-size="18pt" style:font-size-asian="18pt" style:font-size-complex="18pt"/>
    </style:style>
    <style:style style:name="T1" style:family="text">
      <style:text-properties fo:color="#007826"/>
    </style:style>
    <style:style style:name="T2" style:family="text">
      <style:text-properties style:text-position="super 58%"/>
    </style:style>
    <style:style style:name="T3" style:family="text">
      <style:text-properties fo:color="#000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NotRetainedFragment With Thread</text:p>
      <text:p text:style-name="P2">* UI thread is in black.</text:p>
      <text:p text:style-name="P3">* New thread is in green.</text:p>
      <text:p text:style-name="P4">* 2<text:span text:style-name="T2">nd</text:span> thread is in blue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CTIVITY</text:p>
          </table:table-cell>
          <table:table-cell table:style-name="Table2.A1" office:value-type="string">
            <text:p text:style-name="P11">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onCreate()-begin()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onCreate()-end(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Attach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Create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ctivityCreated()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Start()</text:p>
          </table:table-cell>
        </table:table-row>
        <table:table-row table:style-name="Table1.1">
          <table:table-cell table:style-name="Table1.A2" office:value-type="string">
            <text:p text:style-name="P5"><text:s/>onStart(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/>onResum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><text:s/><text:span text:style-name="T1">NotRetained ii: 0 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 </text:p>
          </table:table-cell>
        </table:table-row>
        <table:table-row>
          <table:table-cell table:style-name="Table1.A2" office:value-type="string">
            <text:p text:style-name="P6"><text:s/>Work at 1%</text:p>
          </table:table-cell>
          <table:table-cell table:style-name="Table1.B2" office:value-type="string">
            <text:p text:style-name="P6"><text:s text:c="2"/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2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3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1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2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3 </text:p>
          </table:table-cell>
        </table:table-row>
        <table:table-row>
          <table:table-cell table:style-name="Table1.A2" office:value-type="string">
            <text:p text:style-name="P6"><text:s/>Work at 25%</text:p>
          </table:table-cell>
          <table:table-cell table:style-name="Table1.B2" office:value-type="string">
            <text:p text:style-name="P6"><text:s text:c="2"/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6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5</text:p>
          </table:table-cell>
        </table:table-row>
        <text:soft-page-break/>
        <table:table-row>
          <table:table-cell table:style-name="Table1.B1" table:number-columns-spanned="2" office:value-type="string">
            <text:p text:style-name="P7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Pause()</text:p>
          </table:table-cell>
        </table:table-row>
        <table:table-row>
          <table:table-cell table:style-name="Table1.A2" office:value-type="string">
            <text:p text:style-name="P5"><text:s/>onPause()</text:p>
          </table:table-cell>
          <table:table-cell table:style-name="Table1.B2" office:value-type="string">
            <text:p text:style-name="P5"><text:s/></text:p>
          </table:table-cell>
        </table:table-row>
        <table:table-row>
          <table:table-cell table:style-name="Table1.A2" office:value-type="string">
            <text:p text:style-name="P5"><text:s/>onSaveInstanceStat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Stop()</text:p>
          </table:table-cell>
        </table:table-row>
        <table:table-row>
          <table:table-cell table:style-name="Table1.A2" office:value-type="string">
            <text:p text:style-name="P5"><text:s/>onStop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Destroy()</text:p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Detach()</text:p>
          </table:table-cell>
        </table:table-row>
        <table:table-row>
          <table:table-cell table:style-name="Table1.A2" office:value-type="string">
            <text:p text:style-name="P5"><text:s/>onDestroy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6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ttach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Create()</text:p>
          </table:table-cell>
        </table:table-row>
        <table:table-row>
          <table:table-cell table:style-name="Table1.A2" office:value-type="string">
            <text:p text:style-name="P5"><text:s/>onCreate-b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onCreate-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onActivityCreated()</text:p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onStart()</text:p>
          </table:table-cell>
        </table:table-row>
        <table:table-row>
          <table:table-cell table:style-name="Table1.A2" office:value-type="string">
            <text:p text:style-name="P5"><text:s/>onStart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<text:s/>onRestoreInstance</text:p>
            <text:p text:style-name="P5"><text:s/>Stat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<text:s/>onResum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8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7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 0</text:p>
          </table:table-cell>
        </table:table-row>
        <table:table-row>
          <table:table-cell table:style-name="Table1.A2" office:value-type="string">
            <text:p text:style-name="P6"><text:s/></text:p>
          </table:table-cell>
          <table:table-cell table:style-name="Table1.B2" office:value-type="string">
            <text:p text:style-name="P6"><text:s/>NotRetained ii: 118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 1</text:p>
          </table:table-cell>
        </table:table-row>
        <table:table-row>
          <table:table-cell table:style-name="Table1.A2" office:value-type="string">
            <text:p text:style-name="P6"><text:s/><text:span text:style-name="T3">Work at 1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 11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 2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120</text:p>
          </table:table-cell>
        </table:table-row>
        <text:soft-page-break/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12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 63</text:span></text:p>
          </table:table-cell>
        </table:table-row>
        <table:table-row>
          <table:table-cell table:style-name="Table1.A2" office:value-type="string">
            <text:p text:style-name="P6"><text:s/><text:span text:style-name="T3">Work at 25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24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NotRetained ii:250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13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...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<text:span text:style-name="T3">NotRetained ii:213</text:span></text:p>
          </table:table-cell>
        </table:table-row>
        <table:table-row>
          <table:table-cell table:style-name="Table1.A2" office:value-type="string">
            <text:p text:style-name="P6"><text:s/><text:span text:style-name="T3">Work at 75%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1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10"><text:s/>NotRetained ii:250</text:p>
          </table:table-cell>
        </table:table-row>
        <table:table-row>
          <table:table-cell table:style-name="Table1.A2" office:value-type="string">
            <text:p text:style-name="P10"><text:s/>Work 100%</text:p>
          </table:table-cell>
          <table:table-cell table:style-name="Table1.B2" office:value-type="string">
            <text:p text:style-name="P6"/>
          </table:table-cell>
        </table:table-row>
      </table:table>
      <text:p text:style-name="P9"/>
      <text:p text:style-name="P9"/>
      <text:p text:style-name="P9"><text:s/>main Activity - onCreate-begin()</text:p>
      <text:p text:style-name="P9"><text:s/>main Activity - onCreate-end()</text:p>
      <text:p text:style-name="P9"><text:s/>NotRetained - main onAttach()</text:p>
      <text:p text:style-name="P9"><text:s/>NotRetained - main onCreate()</text:p>
      <text:p text:style-name="P9"><text:s/>NotRetained - main onActivityCreated()</text:p>
      <text:p text:style-name="P9"><text:s/>NotRetained - main onStart()</text:p>
      <text:p text:style-name="P9"><text:s/>main Activity - onStart()</text:p>
      <text:p text:style-name="P9"><text:s/>main Activity - onResume()</text:p>
      <text:p text:style-name="P9"><text:s/>NotRetained - main onResume()</text:p>
      <text:p text:style-name="P9"><text:soft-page-break/><text:s/>NotRetainedFragment ii: 0 Thread-193</text:p>
      <text:p text:style-name="P9"><text:s/>NotRetainedFragment ii: 1 Thread-193</text:p>
      <text:p text:style-name="P9"><text:s/>Thread-193 Work <text:s/>at 1%</text:p>
      <text:p text:style-name="P9"><text:s/></text:p>
      <text:p text:style-name="P9"><text:s/>[ 05-24 12:06:53.212 19108:19137 D/ <text:s text:c="8"/>]</text:p>
      <text:p text:style-name="P9"><text:s/>HostConnection::get() New Host Connection establ</text:p>
      <text:p text:style-name="P9"><text:s/>NotRetainedFragment ii: 2 Thread-193</text:p>
      <text:p text:style-name="P9"><text:s/>NotRetainedFragment ii: 3 Thread-193</text:p>
      <text:p text:style-name="P9"><text:s/>NotRetainedFragment ii: 4 Thread-193</text:p>
      <text:p text:style-name="P9"><text:s/>NotRetainedFragment ii: 5 Thread-193</text:p>
      <text:p text:style-name="P9"><text:s/>NotRetainedFragment ii: 6 Thread-193</text:p>
      <text:p text:style-name="P9"><text:s/>NotRetainedFragment ii: 7 Thread-193</text:p>
      <text:p text:style-name="P9"><text:s/>NotRetainedFragment ii: 8 Thread-193</text:p>
      <text:p text:style-name="P9"><text:s/>NotRetainedFragment ii: 9 Thread-193</text:p>
      <text:p text:style-name="P9"><text:s/>NotRetainedFragment ii: 10 Thread-193</text:p>
      <text:p text:style-name="P9"><text:s/>NotRetainedFragment ii: 11 Thread-193</text:p>
      <text:p text:style-name="P9"><text:s/>NotRetainedFragment ii: 12 Thread-193</text:p>
      <text:p text:style-name="P9"><text:s/>NotRetainedFragment ii: 13 Thread-193</text:p>
      <text:p text:style-name="P9"><text:s/>NotRetainedFragment ii: 14 Thread-193</text:p>
      <text:p text:style-name="P9"><text:s/>NotRetainedFragment ii: 15 Thread-193</text:p>
      <text:p text:style-name="P9"><text:s/>NotRetainedFragment ii: 16 Thread-193</text:p>
      <text:p text:style-name="P9"><text:s/>NotRetainedFragment ii: 17 Thread-193</text:p>
      <text:p text:style-name="P9"><text:s/>NotRetainedFragment ii: 18 Thread-193</text:p>
      <text:p text:style-name="P9"><text:s/>NotRetainedFragment ii: 19 Thread-193</text:p>
      <text:p text:style-name="P9"><text:s/>NotRetainedFragment ii: 20 Thread-193</text:p>
      <text:p text:style-name="P9"><text:s/>NotRetainedFragment ii: 21 Thread-193</text:p>
      <text:p text:style-name="P9"><text:s/>NotRetainedFragment ii: 22 Thread-193</text:p>
      <text:p text:style-name="P9"><text:s/>NotRetainedFragment ii: 23 Thread-193</text:p>
      <text:p text:style-name="P9"><text:s/>NotRetainedFragment ii: 24 Thread-193</text:p>
      <text:p text:style-name="P9"><text:s/>NotRetainedFragment ii: 25 Thread-193</text:p>
      <text:p text:style-name="P9"><text:s/>NotRetainedFragment ii: 26 Thread-193</text:p>
      <text:p text:style-name="P9"><text:s/>NotRetainedFragment ii: 27 Thread-193</text:p>
      <text:p text:style-name="P9"><text:s/>NotRetainedFragment ii: 28 Thread-193</text:p>
      <text:p text:style-name="P9"><text:s/>NotRetainedFragment ii: 29 Thread-193</text:p>
      <text:p text:style-name="P9"><text:s/>NotRetainedFragment ii: 30 Thread-193</text:p>
      <text:p text:style-name="P9"><text:s/>NotRetainedFragment ii: 31 Thread-193</text:p>
      <text:p text:style-name="P9"><text:s/>NotRetainedFragment ii: 32 Thread-193</text:p>
      <text:p text:style-name="P9"><text:s/>NotRetainedFragment ii: 33 Thread-193</text:p>
      <text:p text:style-name="P9"><text:s/>NotRetainedFragment ii: 34 Thread-193</text:p>
      <text:p text:style-name="P9"><text:s/>NotRetainedFragment ii: 35 Thread-193</text:p>
      <text:p text:style-name="P9"><text:s/>NotRetainedFragment ii: 36 Thread-193</text:p>
      <text:p text:style-name="P9"><text:s/>NotRetainedFragment ii: 37 Thread-193</text:p>
      <text:p text:style-name="P9"><text:s/>NotRetainedFragment ii: 38 Thread-193</text:p>
      <text:p text:style-name="P9"><text:soft-page-break/><text:s/>NotRetainedFragment ii: 39 Thread-193</text:p>
      <text:p text:style-name="P9"><text:s/>NotRetainedFragment ii: 40 Thread-193</text:p>
      <text:p text:style-name="P9"><text:s/>NotRetainedFragment ii: 41 Thread-193</text:p>
      <text:p text:style-name="P9"><text:s/>NotRetainedFragment ii: 42 Thread-193</text:p>
      <text:p text:style-name="P9"><text:s/>NotRetainedFragment ii: 43 Thread-193</text:p>
      <text:p text:style-name="P9"><text:s/>NotRetainedFragment ii: 44 Thread-193</text:p>
      <text:p text:style-name="P9"><text:s/>NotRetainedFragment ii: 45 Thread-193</text:p>
      <text:p text:style-name="P9"><text:s/>NotRetainedFragment ii: 46 Thread-193</text:p>
      <text:p text:style-name="P9"><text:s/>NotRetainedFragment ii: 47 Thread-193</text:p>
      <text:p text:style-name="P9"><text:s/>NotRetainedFragment ii: 48 Thread-193</text:p>
      <text:p text:style-name="P9"><text:s/>NotRetainedFragment ii: 49 Thread-193</text:p>
      <text:p text:style-name="P9"><text:s/>NotRetainedFragment ii: 50 Thread-193</text:p>
      <text:p text:style-name="P9"><text:s/>NotRetainedFragment ii: 51 Thread-193</text:p>
      <text:p text:style-name="P9"><text:s/>NotRetainedFragment ii: 52 Thread-193</text:p>
      <text:p text:style-name="P9"><text:s/>NotRetainedFragment ii: 53 Thread-193</text:p>
      <text:p text:style-name="P9"><text:s/>NotRetainedFragment ii: 54 Thread-193</text:p>
      <text:p text:style-name="P9"><text:s/>NotRetainedFragment ii: 55 Thread-193</text:p>
      <text:p text:style-name="P9"><text:s/>NotRetainedFragment ii: 56 Thread-193</text:p>
      <text:p text:style-name="P9"><text:s/>NotRetainedFragment ii: 57 Thread-193</text:p>
      <text:p text:style-name="P9"><text:s/>NotRetainedFragment ii: 58 Thread-193</text:p>
      <text:p text:style-name="P9"><text:s/>NotRetainedFragment ii: 59 Thread-193</text:p>
      <text:p text:style-name="P9"><text:s/>NotRetainedFragment ii: 60 Thread-193</text:p>
      <text:p text:style-name="P9"><text:s/>NotRetainedFragment ii: 61 Thread-193</text:p>
      <text:p text:style-name="P9"><text:s/>NotRetainedFragment ii: 62 Thread-193</text:p>
      <text:p text:style-name="P9"><text:s/>NotRetainedFragment ii: 63 Thread-193</text:p>
      <text:p text:style-name="P9"><text:s/>Thread-193 Work <text:s/>at 25%</text:p>
      <text:p text:style-name="P9"><text:s/>NotRetainedFragment ii: 64 Thread-193</text:p>
      <text:p text:style-name="P9"><text:s/>NotRetainedFragment ii: 65 Thread-193</text:p>
      <text:p text:style-name="P9"><text:s/>NotRetainedFragment ii: 66 Thread-193</text:p>
      <text:p text:style-name="P9"><text:s/>NotRetainedFragment ii: 67 Thread-193</text:p>
      <text:p text:style-name="P9"><text:s/>NotRetainedFragment ii: 68 Thread-193</text:p>
      <text:p text:style-name="P9"><text:s/>NotRetainedFragment ii: 69 Thread-193</text:p>
      <text:p text:style-name="P9"><text:s/>NotRetainedFragment ii: 70 Thread-193</text:p>
      <text:p text:style-name="P9"><text:s/>NotRetainedFragment ii: 71 Thread-193</text:p>
      <text:p text:style-name="P9"><text:s/>NotRetainedFragment ii: 72 Thread-193</text:p>
      <text:p text:style-name="P9"><text:s/>NotRetainedFragment ii: 73 Thread-193</text:p>
      <text:p text:style-name="P9"><text:s/>NotRetainedFragment ii: 74 Thread-193</text:p>
      <text:p text:style-name="P9"><text:s/>NotRetainedFragment ii: 75 Thread-193</text:p>
      <text:p text:style-name="P9"><text:s/>NotRetainedFragment ii: 76 Thread-193</text:p>
      <text:p text:style-name="P9"><text:s/>NotRetainedFragment ii: 77 Thread-193</text:p>
      <text:p text:style-name="P9"><text:s/>NotRetainedFragment ii: 78 Thread-193</text:p>
      <text:p text:style-name="P9"><text:s/>NotRetainedFragment ii: 79 Thread-193</text:p>
      <text:p text:style-name="P9"><text:s/>NotRetainedFragment ii: 80 Thread-193</text:p>
      <text:p text:style-name="P9"><text:soft-page-break/><text:s/>NotRetainedFragment ii: 81 Thread-193</text:p>
      <text:p text:style-name="P9"><text:s/>NotRetainedFragment ii: 82 Thread-193</text:p>
      <text:p text:style-name="P9"><text:s/>NotRetainedFragment ii: 83 Thread-193</text:p>
      <text:p text:style-name="P9"><text:s/>NotRetainedFragment ii: 84 Thread-193</text:p>
      <text:p text:style-name="P9"><text:s/>NotRetainedFragment ii: 85 Thread-193</text:p>
      <text:p text:style-name="P9"><text:s/>NotRetainedFragment ii: 86 Thread-193</text:p>
      <text:p text:style-name="P9"><text:s/>NotRetainedFragment ii: 87 Thread-193</text:p>
      <text:p text:style-name="P9"><text:s/>NotRetainedFragment ii: 88 Thread-193</text:p>
      <text:p text:style-name="P9"><text:s/>NotRetainedFragment ii: 89 Thread-193</text:p>
      <text:p text:style-name="P9"><text:s/>NotRetainedFragment ii: 90 Thread-193</text:p>
      <text:p text:style-name="P9"><text:s/>NotRetainedFragment ii: 91 Thread-193</text:p>
      <text:p text:style-name="P9"><text:s/>NotRetainedFragment ii: 92 Thread-193</text:p>
      <text:p text:style-name="P9"><text:s/>NotRetainedFragment ii: 93 Thread-193</text:p>
      <text:p text:style-name="P9"><text:s/>NotRetainedFragment ii: 94 Thread-193</text:p>
      <text:p text:style-name="P9"><text:s/>NotRetainedFragment ii: 95 Thread-193</text:p>
      <text:p text:style-name="P9"><text:s/>NotRetainedFragment ii: 96 Thread-193</text:p>
      <text:p text:style-name="P9"><text:s/>NotRetainedFragment ii: 97 Thread-193</text:p>
      <text:p text:style-name="P9"><text:s/>NotRetainedFragment ii: 98 Thread-193</text:p>
      <text:p text:style-name="P9"><text:s/>NotRetainedFragment ii: 99 Thread-193</text:p>
      <text:p text:style-name="P9"><text:s/>NotRetainedFragment ii: 100 Thread-193</text:p>
      <text:p text:style-name="P9"><text:s/>NotRetainedFragment ii: 101 Thread-193</text:p>
      <text:p text:style-name="P9"><text:s/>NotRetainedFragment ii: 102 Thread-193</text:p>
      <text:p text:style-name="P9"><text:s/>NotRetainedFragment ii: 103 Thread-193</text:p>
      <text:p text:style-name="P9"><text:s/>NotRetainedFragment ii: 104 Thread-193</text:p>
      <text:p text:style-name="P9"><text:s/>NotRetainedFragment ii: 105 Thread-193</text:p>
      <text:p text:style-name="P9"><text:s/>NotRetainedFragment ii: 106 Thread-193</text:p>
      <text:p text:style-name="P9"><text:s/>NotRetainedFragment ii: 107 Thread-193</text:p>
      <text:p text:style-name="P9"><text:s/>NotRetainedFragment ii: 108 Thread-193</text:p>
      <text:p text:style-name="P9"><text:s/>NotRetainedFragment ii: 109 Thread-193</text:p>
      <text:p text:style-name="P9"><text:s/>NotRetainedFragment ii: 110 Thread-193</text:p>
      <text:p text:style-name="P9"><text:s/>NotRetainedFragment ii: 111 Thread-193</text:p>
      <text:p text:style-name="P9"><text:s/>NotRetainedFragment ii: 112 Thread-193</text:p>
      <text:p text:style-name="P9"><text:s/>NotRetainedFragment ii: 113 Thread-193</text:p>
      <text:p text:style-name="P9"><text:s/>NotRetainedFragment ii: 114 Thread-193</text:p>
      <text:p text:style-name="P9"><text:s/>NotRetainedFragment ii: 115 Thread-193</text:p>
      <text:p text:style-name="P9"><text:s/>NotRetained - main onPause()</text:p>
      <text:p text:style-name="P9"><text:s/>main Activity - onPause()</text:p>
      <text:p text:style-name="P9"><text:s/>main Activity - onSaveInstanceState()</text:p>
      <text:p text:style-name="P9"><text:s/>NotRetained - main onStop()</text:p>
      <text:p text:style-name="P9"><text:s/>main Activity - onStop()</text:p>
      <text:p text:style-name="P9"><text:s/>NotRetained - main onDestroy()</text:p>
      <text:p text:style-name="P9"><text:s/>NotRetained - main onDetach()</text:p>
      <text:p text:style-name="P9"><text:s/>main Activity - onDestroy()</text:p>
      <text:p text:style-name="P9"><text:soft-page-break/><text:s/>NotRetainedFragment ii: 116 Thread-193</text:p>
      <text:p text:style-name="P9"><text:s/>NotRetained - main onAttach()</text:p>
      <text:p text:style-name="P9"><text:s/>NotRetained - main onCreate()</text:p>
      <text:p text:style-name="P9"><text:s/>main Activity - onCreate-begin()</text:p>
      <text:p text:style-name="P9"><text:s/>main Activity - onCreate-end()</text:p>
      <text:p text:style-name="P9"><text:s/>NotRetained - main onActivityCreated()</text:p>
      <text:p text:style-name="P9"><text:s/>NotRetained - main onStart()</text:p>
      <text:p text:style-name="P9"><text:s/>main Activity - onStart()</text:p>
      <text:p text:style-name="P9"><text:s/>main Activity - onRestoreInstanceState()</text:p>
      <text:p text:style-name="P9"><text:s/>main Activity - onResume()</text:p>
      <text:p text:style-name="P9"><text:s/>NotRetained - main onResume()</text:p>
      <text:p text:style-name="P9"><text:s/>NotRetainedFragment ii: 117 Thread-193</text:p>
      <text:p text:style-name="P9"><text:s/>NotRetainedFragment ii: 0 Thread-197</text:p>
      <text:p text:style-name="P9"><text:s/>NotRetainedFragment ii: 118 Thread-193</text:p>
      <text:p text:style-name="P9"><text:s/>NotRetainedFragment ii: 1 Thread-197</text:p>
      <text:p text:style-name="P9"><text:s/>Thread-197 Work <text:s/>at 1%</text:p>
      <text:p text:style-name="P9"><text:s/>NotRetainedFragment ii: 119 Thread-193</text:p>
      <text:p text:style-name="P9"><text:s/>NotRetainedFragment ii: 2 Thread-197</text:p>
      <text:p text:style-name="P9"><text:s/>NotRetainedFragment ii: 120 Thread-193</text:p>
      <text:p text:style-name="P9"><text:s/>NotRetainedFragment ii: 3 Thread-197</text:p>
      <text:p text:style-name="P9"><text:s/>NotRetainedFragment ii: 121 Thread-193</text:p>
      <text:p text:style-name="P9"><text:s/>NotRetainedFragment ii: 4 Thread-197</text:p>
      <text:p text:style-name="P9"><text:s/>NotRetainedFragment ii: 122 Thread-193</text:p>
      <text:p text:style-name="P9"><text:s/>NotRetainedFragment ii: 5 Thread-197</text:p>
      <text:p text:style-name="P9"><text:s/>NotRetainedFragment ii: 123 Thread-193</text:p>
      <text:p text:style-name="P9"><text:s/>NotRetainedFragment ii: 6 Thread-197</text:p>
      <text:p text:style-name="P9"><text:s/>NotRetainedFragment ii: 124 Thread-193</text:p>
      <text:p text:style-name="P9"><text:s/>NotRetainedFragment ii: 7 Thread-197</text:p>
      <text:p text:style-name="P9"><text:s/>NotRetainedFragment ii: 125 Thread-193</text:p>
      <text:p text:style-name="P9"><text:s/>NotRetainedFragment ii: 8 Thread-197</text:p>
      <text:p text:style-name="P9"><text:s/>NotRetainedFragment ii: 126 Thread-193</text:p>
      <text:p text:style-name="P9"><text:s/>NotRetainedFragment ii: 9 Thread-197</text:p>
      <text:p text:style-name="P9"><text:s/>NotRetainedFragment ii: 127 Thread-193</text:p>
      <text:p text:style-name="P9"><text:s/>NotRetainedFragment ii: 10 Thread-197</text:p>
      <text:p text:style-name="P9"><text:s/>NotRetainedFragment ii: 128 Thread-193</text:p>
      <text:p text:style-name="P9"><text:s/>NotRetainedFragment ii: 11 Thread-197</text:p>
      <text:p text:style-name="P9"><text:s/>NotRetainedFragment ii: 129 Thread-193</text:p>
      <text:p text:style-name="P9"><text:s/>NotRetainedFragment ii: 12 Thread-197</text:p>
      <text:p text:style-name="P9"><text:s/>NotRetainedFragment ii: 130 Thread-193</text:p>
      <text:p text:style-name="P9"><text:s/>NotRetainedFragment ii: 13 Thread-197</text:p>
      <text:p text:style-name="P9"><text:s/>NotRetainedFragment ii: 131 Thread-193</text:p>
      <text:p text:style-name="P9"><text:s/>NotRetainedFragment ii: 14 Thread-197</text:p>
      <text:p text:style-name="P9"><text:s/>NotRetainedFragment ii: 132 Thread-193</text:p>
      <text:p text:style-name="P9"><text:soft-page-break/><text:s/>NotRetainedFragment ii: 15 Thread-197</text:p>
      <text:p text:style-name="P9"><text:s/>NotRetainedFragment ii: 133 Thread-193</text:p>
      <text:p text:style-name="P9"><text:s/>NotRetainedFragment ii: 16 Thread-197</text:p>
      <text:p text:style-name="P9"><text:s/>NotRetainedFragment ii: 134 Thread-193</text:p>
      <text:p text:style-name="P9"><text:s/>NotRetainedFragment ii: 17 Thread-197</text:p>
      <text:p text:style-name="P9"><text:s/>NotRetainedFragment ii: 135 Thread-193</text:p>
      <text:p text:style-name="P9"><text:s/>NotRetainedFragment ii: 18 Thread-197</text:p>
      <text:p text:style-name="P9"><text:s/>NotRetainedFragment ii: 136 Thread-193</text:p>
      <text:p text:style-name="P9"><text:s/>NotRetainedFragment ii: 19 Thread-197</text:p>
      <text:p text:style-name="P9"><text:s/>NotRetainedFragment ii: 137 Thread-193</text:p>
      <text:p text:style-name="P9"><text:s/>NotRetainedFragment ii: 20 Thread-197</text:p>
      <text:p text:style-name="P9"><text:s/>NotRetainedFragment ii: 138 Thread-193</text:p>
      <text:p text:style-name="P9"><text:s/>NotRetainedFragment ii: 21 Thread-197</text:p>
      <text:p text:style-name="P9"><text:s/>NotRetainedFragment ii: 139 Thread-193</text:p>
      <text:p text:style-name="P9"><text:s/>NotRetainedFragment ii: 22 Thread-197</text:p>
      <text:p text:style-name="P9"><text:s/>NotRetainedFragment ii: 140 Thread-193</text:p>
      <text:p text:style-name="P9"><text:s/>NotRetainedFragment ii: 23 Thread-197</text:p>
      <text:p text:style-name="P9"><text:s/>NotRetainedFragment ii: 141 Thread-193</text:p>
      <text:p text:style-name="P9"><text:s/>NotRetainedFragment ii: 24 Thread-197</text:p>
      <text:p text:style-name="P9"><text:s/>NotRetainedFragment ii: 142 Thread-193</text:p>
      <text:p text:style-name="P9"><text:s/>NotRetainedFragment ii: 25 Thread-197</text:p>
      <text:p text:style-name="P9"><text:s/>NotRetainedFragment ii: 143 Thread-193</text:p>
      <text:p text:style-name="P9"><text:s/>NotRetainedFragment ii: 26 Thread-197</text:p>
      <text:p text:style-name="P9"><text:s/>NotRetainedFragment ii: 144 Thread-193</text:p>
      <text:p text:style-name="P9"><text:s/>NotRetainedFragment ii: 27 Thread-197</text:p>
      <text:p text:style-name="P9"><text:s/>NotRetainedFragment ii: 145 Thread-193</text:p>
      <text:p text:style-name="P9"><text:s/>NotRetainedFragment ii: 28 Thread-197</text:p>
      <text:p text:style-name="P9"><text:s/>NotRetainedFragment ii: 29 Thread-197</text:p>
      <text:p text:style-name="P9"><text:s/>NotRetainedFragment ii: 146 Thread-193</text:p>
      <text:p text:style-name="P9"><text:s/>NotRetainedFragment ii: 147 Thread-193</text:p>
      <text:p text:style-name="P9"><text:s/>NotRetainedFragment ii: 30 Thread-197</text:p>
      <text:p text:style-name="P9"><text:s/>NotRetainedFragment ii: 148 Thread-193</text:p>
      <text:p text:style-name="P9"><text:s/>NotRetainedFragment ii: 31 Thread-197</text:p>
      <text:p text:style-name="P9"><text:s/>NotRetainedFragment ii: 32 Thread-197</text:p>
      <text:p text:style-name="P9"><text:s/>NotRetainedFragment ii: 149 Thread-193</text:p>
      <text:p text:style-name="P9"><text:s/>NotRetainedFragment ii: 150 Thread-193</text:p>
      <text:p text:style-name="P9"><text:s/>NotRetainedFragment ii: 33 Thread-197</text:p>
      <text:p text:style-name="P9"><text:s/>NotRetainedFragment ii: 34 Thread-197</text:p>
      <text:p text:style-name="P9"><text:s/>NotRetainedFragment ii: 151 Thread-193</text:p>
      <text:p text:style-name="P9"><text:s/>NotRetainedFragment ii: 35 Thread-197</text:p>
      <text:p text:style-name="P9"><text:s/>NotRetainedFragment ii: 152 Thread-193</text:p>
      <text:p text:style-name="P9"><text:s/>NotRetainedFragment ii: 153 Thread-193</text:p>
      <text:p text:style-name="P9"><text:s/>NotRetainedFragment ii: 36 Thread-197</text:p>
      <text:p text:style-name="P9"><text:soft-page-break/><text:s/>NotRetainedFragment ii: 37 Thread-197</text:p>
      <text:p text:style-name="P9"><text:s/>NotRetainedFragment ii: 154 Thread-193</text:p>
      <text:p text:style-name="P9"><text:s/>NotRetainedFragment ii: 155 Thread-193</text:p>
      <text:p text:style-name="P9"><text:s/>NotRetainedFragment ii: 38 Thread-197</text:p>
      <text:p text:style-name="P9"><text:s/>NotRetainedFragment ii: 156 Thread-193</text:p>
      <text:p text:style-name="P9"><text:s/>NotRetainedFragment ii: 39 Thread-197</text:p>
      <text:p text:style-name="P9"><text:s/>NotRetainedFragment ii: 40 Thread-197</text:p>
      <text:p text:style-name="P9"><text:s/>NotRetainedFragment ii: 157 Thread-193</text:p>
      <text:p text:style-name="P9"><text:s/>NotRetainedFragment ii: 158 Thread-193</text:p>
      <text:p text:style-name="P9"><text:s/>NotRetainedFragment ii: 41 Thread-197</text:p>
      <text:p text:style-name="P9"><text:s/>NotRetainedFragment ii: 159 Thread-193</text:p>
      <text:p text:style-name="P9"><text:s/>NotRetainedFragment ii: 42 Thread-197</text:p>
      <text:p text:style-name="P9"><text:s/>NotRetainedFragment ii: 160 Thread-193</text:p>
      <text:p text:style-name="P9"><text:s/>NotRetainedFragment ii: 43 Thread-197</text:p>
      <text:p text:style-name="P9"><text:s/>NotRetainedFragment ii: 44 Thread-197</text:p>
      <text:p text:style-name="P9"><text:s/>NotRetainedFragment ii: 161 Thread-193</text:p>
      <text:p text:style-name="P9"><text:s/>NotRetainedFragment ii: 45 Thread-197</text:p>
      <text:p text:style-name="P9"><text:s/>NotRetainedFragment ii: 162 Thread-193</text:p>
      <text:p text:style-name="P9"><text:s/>NotRetainedFragment ii: 46 Thread-197</text:p>
      <text:p text:style-name="P9"><text:s/>NotRetainedFragment ii: 163 Thread-193</text:p>
      <text:p text:style-name="P9"><text:s/>NotRetainedFragment ii: 47 Thread-197</text:p>
      <text:p text:style-name="P9"><text:s/>NotRetainedFragment ii: 164 Thread-193</text:p>
      <text:p text:style-name="P9"><text:s/>NotRetainedFragment ii: 48 Thread-197</text:p>
      <text:p text:style-name="P9"><text:s/>NotRetainedFragment ii: 165 Thread-193</text:p>
      <text:p text:style-name="P9"><text:s/>NotRetainedFragment ii: 49 Thread-197</text:p>
      <text:p text:style-name="P9"><text:s/>NotRetainedFragment ii: 166 Thread-193</text:p>
      <text:p text:style-name="P9"><text:s/>NotRetainedFragment ii: 50 Thread-197</text:p>
      <text:p text:style-name="P9"><text:s/>NotRetainedFragment ii: 167 Thread-193</text:p>
      <text:p text:style-name="P9"><text:s/>NotRetainedFragment ii: 168 Thread-193</text:p>
      <text:p text:style-name="P9"><text:s/>NotRetainedFragment ii: 51 Thread-197</text:p>
      <text:p text:style-name="P9"><text:s/>NotRetainedFragment ii: 169 Thread-193</text:p>
      <text:p text:style-name="P9"><text:s/>NotRetainedFragment ii: 52 Thread-197</text:p>
      <text:p text:style-name="P9"><text:s/>NotRetainedFragment ii: 170 Thread-193</text:p>
      <text:p text:style-name="P9"><text:s/>NotRetainedFragment ii: 53 Thread-197</text:p>
      <text:p text:style-name="P9"><text:s/>NotRetainedFragment ii: 171 Thread-193</text:p>
      <text:p text:style-name="P9"><text:s/>NotRetainedFragment ii: 54 Thread-197</text:p>
      <text:p text:style-name="P9"><text:s/>NotRetainedFragment ii: 172 Thread-193</text:p>
      <text:p text:style-name="P9"><text:s/>NotRetainedFragment ii: 55 Thread-197</text:p>
      <text:p text:style-name="P9"><text:s/>NotRetainedFragment ii: 173 Thread-193</text:p>
      <text:p text:style-name="P9"><text:s/>NotRetainedFragment ii: 56 Thread-197</text:p>
      <text:p text:style-name="P9"><text:s/>NotRetainedFragment ii: 174 Thread-193</text:p>
      <text:p text:style-name="P9"><text:s/>NotRetainedFragment ii: 57 Thread-197</text:p>
      <text:p text:style-name="P9"><text:s/>NotRetainedFragment ii: 175 Thread-193</text:p>
      <text:p text:style-name="P9"><text:soft-page-break/><text:s/>NotRetainedFragment ii: 58 Thread-197</text:p>
      <text:p text:style-name="P9"><text:s/>NotRetainedFragment ii: 176 Thread-193</text:p>
      <text:p text:style-name="P9"><text:s/>NotRetainedFragment ii: 59 Thread-197</text:p>
      <text:p text:style-name="P9"><text:s/>NotRetainedFragment ii: 177 Thread-193</text:p>
      <text:p text:style-name="P9"><text:s/>NotRetainedFragment ii: 60 Thread-197</text:p>
      <text:p text:style-name="P9"><text:s/>NotRetainedFragment ii: 178 Thread-193</text:p>
      <text:p text:style-name="P9"><text:s/>NotRetainedFragment ii: 61 Thread-197</text:p>
      <text:p text:style-name="P9"><text:s/>NotRetainedFragment ii: 179 Thread-193</text:p>
      <text:p text:style-name="P9"><text:s/>NotRetainedFragment ii: 62 Thread-197</text:p>
      <text:p text:style-name="P9"><text:s/>NotRetainedFragment ii: 180 Thread-193</text:p>
      <text:p text:style-name="P9"><text:s/>NotRetainedFragment ii: 63 Thread-197</text:p>
      <text:p text:style-name="P9"><text:s/>Thread-197 Work <text:s/>at 25%</text:p>
      <text:p text:style-name="P9"><text:s/>NotRetainedFragment ii: 181 Thread-193</text:p>
      <text:p text:style-name="P9"><text:s/>NotRetainedFragment ii: 64 Thread-197</text:p>
      <text:p text:style-name="P9"><text:s/>NotRetainedFragment ii: 182 Thread-193</text:p>
      <text:p text:style-name="P9"><text:s/>NotRetainedFragment ii: 65 Thread-197</text:p>
      <text:p text:style-name="P9"><text:s/>NotRetainedFragment ii: 183 Thread-193</text:p>
      <text:p text:style-name="P9"><text:s/>NotRetainedFragment ii: 66 Thread-197</text:p>
      <text:p text:style-name="P9"><text:s/>NotRetainedFragment ii: 184 Thread-193</text:p>
      <text:p text:style-name="P9"><text:s/>NotRetainedFragment ii: 67 Thread-197</text:p>
      <text:p text:style-name="P9"><text:s/>NotRetainedFragment ii: 185 Thread-193</text:p>
      <text:p text:style-name="P9"><text:s/>NotRetainedFragment ii: 68 Thread-197</text:p>
      <text:p text:style-name="P9"><text:s/>NotRetainedFragment ii: 186 Thread-193</text:p>
      <text:p text:style-name="P9"><text:s/>NotRetainedFragment ii: 69 Thread-197</text:p>
      <text:p text:style-name="P9"><text:s/>NotRetainedFragment ii: 187 Thread-193</text:p>
      <text:p text:style-name="P9"><text:s/>NotRetainedFragment ii: 70 Thread-197</text:p>
      <text:p text:style-name="P9"><text:s/>NotRetainedFragment ii: 188 Thread-193</text:p>
      <text:p text:style-name="P9"><text:s/>NotRetainedFragment ii: 71 Thread-197</text:p>
      <text:p text:style-name="P9"><text:s/>NotRetainedFragment ii: 189 Thread-193</text:p>
      <text:p text:style-name="P9"><text:s/>NotRetainedFragment ii: 72 Thread-197</text:p>
      <text:p text:style-name="P9"><text:s/>NotRetainedFragment ii: 190 Thread-193</text:p>
      <text:p text:style-name="P9"><text:s/>NotRetainedFragment ii: 73 Thread-197</text:p>
      <text:p text:style-name="P9"><text:s/>NotRetainedFragment ii: 191 Thread-193</text:p>
      <text:p text:style-name="P9"><text:s/>NotRetainedFragment ii: 74 Thread-197</text:p>
      <text:p text:style-name="P9"><text:s/>NotRetainedFragment ii: 192 Thread-193</text:p>
      <text:p text:style-name="P9"><text:s/>NotRetainedFragment ii: 75 Thread-197</text:p>
      <text:p text:style-name="P9"><text:s/>NotRetainedFragment ii: 193 Thread-193</text:p>
      <text:p text:style-name="P9"><text:s/>NotRetainedFragment ii: 76 Thread-197</text:p>
      <text:p text:style-name="P9"><text:s/>NotRetainedFragment ii: 194 Thread-193</text:p>
      <text:p text:style-name="P9"><text:s/>NotRetainedFragment ii: 77 Thread-197</text:p>
      <text:p text:style-name="P9"><text:s/>NotRetainedFragment ii: 195 Thread-193</text:p>
      <text:p text:style-name="P9"><text:s/>NotRetainedFragment ii: 78 Thread-197</text:p>
      <text:p text:style-name="P9"><text:s/>NotRetainedFragment ii: 79 Thread-197</text:p>
      <text:p text:style-name="P9"><text:soft-page-break/><text:s/>NotRetainedFragment ii: 196 Thread-193</text:p>
      <text:p text:style-name="P9"><text:s/>NotRetainedFragment ii: 80 Thread-197</text:p>
      <text:p text:style-name="P9"><text:s/>NotRetainedFragment ii: 197 Thread-193</text:p>
      <text:p text:style-name="P9"><text:s/>NotRetainedFragment ii: 198 Thread-193</text:p>
      <text:p text:style-name="P9"><text:s/>NotRetainedFragment ii: 81 Thread-197</text:p>
      <text:p text:style-name="P9"><text:s/>NotRetainedFragment ii: 199 Thread-193</text:p>
      <text:p text:style-name="P9"><text:s/>NotRetainedFragment ii: 82 Thread-197</text:p>
      <text:p text:style-name="P9"><text:s/>NotRetainedFragment ii: 83 Thread-197</text:p>
      <text:p text:style-name="P9"><text:s/>NotRetainedFragment ii: 200 Thread-193</text:p>
      <text:p text:style-name="P9"><text:s/>NotRetainedFragment ii: 84 Thread-197</text:p>
      <text:p text:style-name="P9"><text:s/>NotRetainedFragment ii: 201 Thread-193</text:p>
      <text:p text:style-name="P9"><text:s/>NotRetainedFragment ii: 202 Thread-193</text:p>
      <text:p text:style-name="P9"><text:s/>NotRetainedFragment ii: 85 Thread-197</text:p>
      <text:p text:style-name="P9"><text:s/>NotRetainedFragment ii: 203 Thread-193</text:p>
      <text:p text:style-name="P9"><text:s/>NotRetainedFragment ii: 86 Thread-197</text:p>
      <text:p text:style-name="P9"><text:s/>NotRetainedFragment ii: 87 Thread-197</text:p>
      <text:p text:style-name="P9"><text:s/>NotRetainedFragment ii: 204 Thread-193</text:p>
      <text:p text:style-name="P9"><text:s/>NotRetainedFragment ii: 205 Thread-193</text:p>
      <text:p text:style-name="P9"><text:s/>NotRetainedFragment ii: 88 Thread-197</text:p>
      <text:p text:style-name="P9"><text:s/>NotRetainedFragment ii: 89 Thread-197</text:p>
      <text:p text:style-name="P9"><text:s/>NotRetainedFragment ii: 206 Thread-193</text:p>
      <text:p text:style-name="P9"><text:s/>NotRetainedFragment ii: 90 Thread-197</text:p>
      <text:p text:style-name="P9"><text:s/>NotRetainedFragment ii: 207 Thread-193</text:p>
      <text:p text:style-name="P9"><text:s/>NotRetainedFragment ii: 91 Thread-197</text:p>
      <text:p text:style-name="P9"><text:s/>NotRetainedFragment ii: 208 Thread-193</text:p>
      <text:p text:style-name="P9"><text:s/>NotRetainedFragment ii: 92 Thread-197</text:p>
      <text:p text:style-name="P9"><text:s/>NotRetainedFragment ii: 209 Thread-193</text:p>
      <text:p text:style-name="P9"><text:s/>NotRetainedFragment ii: 93 Thread-197</text:p>
      <text:p text:style-name="P9"><text:s/>NotRetainedFragment ii: 210 Thread-193</text:p>
      <text:p text:style-name="P9"><text:s/>NotRetainedFragment ii: 94 Thread-197</text:p>
      <text:p text:style-name="P9"><text:s/>NotRetainedFragment ii: 211 Thread-193</text:p>
      <text:p text:style-name="P9"><text:s/>NotRetainedFragment ii: 212 Thread-193</text:p>
      <text:p text:style-name="P9"><text:s/>NotRetainedFragment ii: 95 Thread-197</text:p>
      <text:p text:style-name="P9"><text:s/>NotRetainedFragment ii: 96 Thread-197</text:p>
      <text:p text:style-name="P9"><text:s/>NotRetainedFragment ii: 213 Thread-193</text:p>
      <text:p text:style-name="P9"><text:s/>NotRetainedFragment ii: 97 Thread-197</text:p>
      <text:p text:style-name="P9"><text:s/>NotRetainedFragment ii: 214 Thread-193</text:p>
      <text:p text:style-name="P9"><text:s/>NotRetainedFragment ii: 98 Thread-197</text:p>
      <text:p text:style-name="P9"><text:s/>NotRetainedFragment ii: 215 Thread-193</text:p>
      <text:p text:style-name="P9"><text:s/>NotRetainedFragment ii: 99 Thread-197</text:p>
      <text:p text:style-name="P9"><text:s/>NotRetainedFragment ii: 216 Thread-193</text:p>
      <text:p text:style-name="P9"><text:s/>NotRetainedFragment ii: 100 Thread-197</text:p>
      <text:p text:style-name="P9"><text:s/>NotRetainedFragment ii: 217 Thread-193</text:p>
      <text:p text:style-name="P9"><text:soft-page-break/><text:s/>NotRetainedFragment ii: 101 Thread-197</text:p>
      <text:p text:style-name="P9"><text:s/>NotRetainedFragment ii: 218 Thread-193</text:p>
      <text:p text:style-name="P9"><text:s/>NotRetainedFragment ii: 102 Thread-197</text:p>
      <text:p text:style-name="P9"><text:s/>NotRetainedFragment ii: 219 Thread-193</text:p>
      <text:p text:style-name="P9"><text:s/>NotRetainedFragment ii: 103 Thread-197</text:p>
      <text:p text:style-name="P9"><text:s/>NotRetainedFragment ii: 220 Thread-193</text:p>
      <text:p text:style-name="P9"><text:s/>NotRetainedFragment ii: 104 Thread-197</text:p>
      <text:p text:style-name="P9"><text:s/>NotRetainedFragment ii: 221 Thread-193</text:p>
      <text:p text:style-name="P9"><text:s/>NotRetainedFragment ii: 105 Thread-197</text:p>
      <text:p text:style-name="P9"><text:s/>NotRetainedFragment ii: 222 Thread-193</text:p>
      <text:p text:style-name="P9"><text:s/>NotRetainedFragment ii: 106 Thread-197</text:p>
      <text:p text:style-name="P9"><text:s/>NotRetainedFragment ii: 223 Thread-193</text:p>
      <text:p text:style-name="P9"><text:s/>NotRetainedFragment ii: 107 Thread-197</text:p>
      <text:p text:style-name="P9"><text:s/>NotRetainedFragment ii: 224 Thread-193</text:p>
      <text:p text:style-name="P9"><text:s/>NotRetainedFragment ii: 225 Thread-193</text:p>
      <text:p text:style-name="P9"><text:s/>NotRetainedFragment ii: 108 Thread-197</text:p>
      <text:p text:style-name="P9"><text:s/>NotRetainedFragment ii: 226 Thread-193</text:p>
      <text:p text:style-name="P9"><text:s/>NotRetainedFragment ii: 109 Thread-197</text:p>
      <text:p text:style-name="P9"><text:s/>NotRetainedFragment ii: 110 Thread-197</text:p>
      <text:p text:style-name="P9"><text:s/>NotRetainedFragment ii: 227 Thread-193</text:p>
      <text:p text:style-name="P9"><text:s/>NotRetainedFragment ii: 111 Thread-197</text:p>
      <text:p text:style-name="P9"><text:s/>NotRetainedFragment ii: 228 Thread-193</text:p>
      <text:p text:style-name="P9"><text:s/>NotRetainedFragment ii: 112 Thread-197</text:p>
      <text:p text:style-name="P9"><text:s/>NotRetainedFragment ii: 229 Thread-193</text:p>
      <text:p text:style-name="P9"><text:s/>NotRetainedFragment ii: 113 Thread-197</text:p>
      <text:p text:style-name="P9"><text:s/>NotRetainedFragment ii: 230 Thread-193</text:p>
      <text:p text:style-name="P9"><text:s/>NotRetainedFragment ii: 114 Thread-197</text:p>
      <text:p text:style-name="P9"><text:s/>NotRetainedFragment ii: 231 Thread-193</text:p>
      <text:p text:style-name="P9"><text:s/>NotRetainedFragment ii: 115 Thread-197</text:p>
      <text:p text:style-name="P9"><text:s/>NotRetainedFragment ii: 232 Thread-193</text:p>
      <text:p text:style-name="P9"><text:s/>NotRetainedFragment ii: 233 Thread-193</text:p>
      <text:p text:style-name="P9"><text:s/>NotRetainedFragment ii: 116 Thread-197</text:p>
      <text:p text:style-name="P9"><text:s/>NotRetainedFragment ii: 234 Thread-193</text:p>
      <text:p text:style-name="P9"><text:s/>NotRetainedFragment ii: 117 Thread-197</text:p>
      <text:p text:style-name="P9"><text:s/>NotRetainedFragment ii: 235 Thread-193</text:p>
      <text:p text:style-name="P9"><text:s/>NotRetainedFragment ii: 118 Thread-197</text:p>
      <text:p text:style-name="P9"><text:s/>NotRetainedFragment ii: 236 Thread-193</text:p>
      <text:p text:style-name="P9"><text:s/>NotRetainedFragment ii: 119 Thread-197</text:p>
      <text:p text:style-name="P9"><text:s/>NotRetainedFragment ii: 237 Thread-193</text:p>
      <text:p text:style-name="P9"><text:s/>NotRetainedFragment ii: 120 Thread-197</text:p>
      <text:p text:style-name="P9"><text:s/>NotRetainedFragment ii: 238 Thread-193</text:p>
      <text:p text:style-name="P9"><text:s/>NotRetainedFragment ii: 121 Thread-197</text:p>
      <text:p text:style-name="P9"><text:s/>NotRetainedFragment ii: 239 Thread-193</text:p>
      <text:p text:style-name="P9"><text:soft-page-break/><text:s/>NotRetainedFragment ii: 122 Thread-197</text:p>
      <text:p text:style-name="P9"><text:s/>NotRetainedFragment ii: 240 Thread-193</text:p>
      <text:p text:style-name="P9"><text:s/>NotRetainedFragment ii: 123 Thread-197</text:p>
      <text:p text:style-name="P9"><text:s/>NotRetainedFragment ii: 241 Thread-193</text:p>
      <text:p text:style-name="P9"><text:s/>NotRetainedFragment ii: 124 Thread-197</text:p>
      <text:p text:style-name="P9"><text:s/>NotRetainedFragment ii: 242 Thread-193</text:p>
      <text:p text:style-name="P9"><text:s/>NotRetainedFragment ii: 125 Thread-197</text:p>
      <text:p text:style-name="P9"><text:s/>NotRetainedFragment ii: 243 Thread-193</text:p>
      <text:p text:style-name="P9"><text:s/>NotRetainedFragment ii: 126 Thread-197</text:p>
      <text:p text:style-name="P9"><text:s/>NotRetainedFragment ii: 244 Thread-193</text:p>
      <text:p text:style-name="P9"><text:s/>NotRetainedFragment ii: 127 Thread-197</text:p>
      <text:p text:style-name="P9"><text:s/>NotRetainedFragment ii: 128 Thread-197</text:p>
      <text:p text:style-name="P9"><text:s/>NotRetainedFragment ii: 245 Thread-193</text:p>
      <text:p text:style-name="P9"><text:s/>NotRetainedFragment ii: 246 Thread-193</text:p>
      <text:p text:style-name="P9"><text:s/>NotRetainedFragment ii: 129 Thread-197</text:p>
      <text:p text:style-name="P9"><text:s/>NotRetainedFragment ii: 130 Thread-197</text:p>
      <text:p text:style-name="P9"><text:s/>NotRetainedFragment ii: 247 Thread-193</text:p>
      <text:p text:style-name="P9"><text:s/>NotRetainedFragment ii: 131 Thread-197</text:p>
      <text:p text:style-name="P9"><text:s/>NotRetainedFragment ii: 248 Thread-193</text:p>
      <text:p text:style-name="P9"><text:s/>NotRetainedFragment ii: 132 Thread-197</text:p>
      <text:p text:style-name="P9"><text:s/>NotRetainedFragment ii: 249 Thread-193</text:p>
      <text:p text:style-name="P9"><text:s/>NotRetainedFragment ii: 250 Thread-193</text:p>
      <text:p text:style-name="P9"><text:s/>NotRetainedFragment ii: 133 Thread-197</text:p>
      <text:p text:style-name="P9"><text:s/>NotRetainedFragment ii: 134 Thread-197</text:p>
      <text:p text:style-name="P9"><text:s/>NotRetainedFragment ii: 135 Thread-197</text:p>
      <text:p text:style-name="P9"><text:s/>NotRetainedFragment ii: 136 Thread-197</text:p>
      <text:p text:style-name="P9"><text:s/>NotRetainedFragment ii: 137 Thread-197</text:p>
      <text:p text:style-name="P9"><text:s/>NotRetainedFragment ii: 138 Thread-197</text:p>
      <text:p text:style-name="P9"><text:s/>NotRetainedFragment ii: 139 Thread-197</text:p>
      <text:p text:style-name="P9"><text:s/>NotRetainedFragment ii: 140 Thread-197</text:p>
      <text:p text:style-name="P9"><text:s/>NotRetainedFragment ii: 141 Thread-197</text:p>
      <text:p text:style-name="P9"><text:s/>NotRetainedFragment ii: 142 Thread-197</text:p>
      <text:p text:style-name="P9"><text:s/>NotRetainedFragment ii: 143 Thread-197</text:p>
      <text:p text:style-name="P9"><text:s/>NotRetainedFragment ii: 144 Thread-197</text:p>
      <text:p text:style-name="P9"><text:s/>NotRetainedFragment ii: 145 Thread-197</text:p>
      <text:p text:style-name="P9"><text:s/>NotRetainedFragment ii: 146 Thread-197</text:p>
      <text:p text:style-name="P9"><text:s/>NotRetainedFragment ii: 147 Thread-197</text:p>
      <text:p text:style-name="P9"><text:s/>NotRetainedFragment ii: 148 Thread-197</text:p>
      <text:p text:style-name="P9"><text:s/>NotRetainedFragment ii: 149 Thread-197</text:p>
      <text:p text:style-name="P9"><text:s/>NotRetainedFragment ii: 150 Thread-197</text:p>
      <text:p text:style-name="P9"><text:s/>NotRetainedFragment ii: 151 Thread-197</text:p>
      <text:p text:style-name="P9"><text:s/>NotRetainedFragment ii: 152 Thread-197</text:p>
      <text:p text:style-name="P9"><text:s/>NotRetainedFragment ii: 153 Thread-197</text:p>
      <text:p text:style-name="P9"><text:soft-page-break/><text:s/>NotRetainedFragment ii: 154 Thread-197</text:p>
      <text:p text:style-name="P9"><text:s/>NotRetainedFragment ii: 155 Thread-197</text:p>
      <text:p text:style-name="P9"><text:s/>NotRetainedFragment ii: 156 Thread-197</text:p>
      <text:p text:style-name="P9"><text:s/>NotRetainedFragment ii: 157 Thread-197</text:p>
      <text:p text:style-name="P9"><text:s/>NotRetainedFragment ii: 158 Thread-197</text:p>
      <text:p text:style-name="P9"><text:s/>NotRetainedFragment ii: 159 Thread-197</text:p>
      <text:p text:style-name="P9"><text:s/>NotRetainedFragment ii: 160 Thread-197</text:p>
      <text:p text:style-name="P9"><text:s/>NotRetainedFragment ii: 161 Thread-197</text:p>
      <text:p text:style-name="P9"><text:s/>NotRetainedFragment ii: 162 Thread-197</text:p>
      <text:p text:style-name="P9"><text:s/>NotRetainedFragment ii: 163 Thread-197</text:p>
      <text:p text:style-name="P9"><text:s/>NotRetainedFragment ii: 164 Thread-197</text:p>
      <text:p text:style-name="P9"><text:s/>NotRetainedFragment ii: 165 Thread-197</text:p>
      <text:p text:style-name="P9"><text:s/>NotRetainedFragment ii: 166 Thread-197</text:p>
      <text:p text:style-name="P9"><text:s/>NotRetainedFragment ii: 167 Thread-197</text:p>
      <text:p text:style-name="P9"><text:s/>NotRetainedFragment ii: 168 Thread-197</text:p>
      <text:p text:style-name="P9"><text:s/>NotRetainedFragment ii: 169 Thread-197</text:p>
      <text:p text:style-name="P9"><text:s/>NotRetainedFragment ii: 170 Thread-197</text:p>
      <text:p text:style-name="P9"><text:s/>NotRetainedFragment ii: 171 Thread-197</text:p>
      <text:p text:style-name="P9"><text:s/>NotRetainedFragment ii: 172 Thread-197</text:p>
      <text:p text:style-name="P9"><text:s/>NotRetainedFragment ii: 173 Thread-197</text:p>
      <text:p text:style-name="P9"><text:s/>NotRetainedFragment ii: 174 Thread-197</text:p>
      <text:p text:style-name="P9"><text:s/>NotRetainedFragment ii: 175 Thread-197</text:p>
      <text:p text:style-name="P9"><text:s/>NotRetainedFragment ii: 176 Thread-197</text:p>
      <text:p text:style-name="P9"><text:s/>NotRetainedFragment ii: 177 Thread-197</text:p>
      <text:p text:style-name="P9"><text:s/>NotRetainedFragment ii: 178 Thread-197</text:p>
      <text:p text:style-name="P9"><text:s/>NotRetainedFragment ii: 179 Thread-197</text:p>
      <text:p text:style-name="P9"><text:s/>NotRetainedFragment ii: 180 Thread-197</text:p>
      <text:p text:style-name="P9"><text:s/>NotRetainedFragment ii: 181 Thread-197</text:p>
      <text:p text:style-name="P9"><text:s/>NotRetainedFragment ii: 182 Thread-197</text:p>
      <text:p text:style-name="P9"><text:s/>NotRetainedFragment ii: 183 Thread-197</text:p>
      <text:p text:style-name="P9"><text:s/>NotRetainedFragment ii: 184 Thread-197</text:p>
      <text:p text:style-name="P9"><text:s/>NotRetainedFragment ii: 185 Thread-197</text:p>
      <text:p text:style-name="P9"><text:s/>NotRetainedFragment ii: 186 Thread-197</text:p>
      <text:p text:style-name="P9"><text:s/>NotRetainedFragment ii: 187 Thread-197</text:p>
      <text:p text:style-name="P9"><text:s/>NotRetainedFragment ii: 188 Thread-197</text:p>
      <text:p text:style-name="P9"><text:s/>NotRetainedFragment ii: 189 Thread-197</text:p>
      <text:p text:style-name="P9"><text:s/>NotRetainedFragment ii: 190 Thread-197</text:p>
      <text:p text:style-name="P9"><text:s/>NotRetainedFragment ii: 191 Thread-197</text:p>
      <text:p text:style-name="P9"><text:s/>NotRetainedFragment ii: 192 Thread-197</text:p>
      <text:p text:style-name="P9"><text:s/>NotRetainedFragment ii: 193 Thread-197</text:p>
      <text:p text:style-name="P9"><text:s/>NotRetainedFragment ii: 194 Thread-197</text:p>
      <text:p text:style-name="P9"><text:s/>NotRetainedFragment ii: 195 Thread-197</text:p>
      <text:p text:style-name="P9"><text:s/>NotRetainedFragment ii: 196 Thread-197</text:p>
      <text:p text:style-name="P9"><text:soft-page-break/><text:s/>NotRetainedFragment ii: 197 Thread-197</text:p>
      <text:p text:style-name="P9"><text:s/>NotRetainedFragment ii: 198 Thread-197</text:p>
      <text:p text:style-name="P9"><text:s/>NotRetainedFragment ii: 199 Thread-197</text:p>
      <text:p text:style-name="P9"><text:s/>NotRetainedFragment ii: 200 Thread-197</text:p>
      <text:p text:style-name="P9"><text:s/>NotRetainedFragment ii: 201 Thread-197</text:p>
      <text:p text:style-name="P9"><text:s/>NotRetainedFragment ii: 202 Thread-197</text:p>
      <text:p text:style-name="P9"><text:s/>NotRetainedFragment ii: 203 Thread-197</text:p>
      <text:p text:style-name="P9"><text:s/>NotRetainedFragment ii: 204 Thread-197</text:p>
      <text:p text:style-name="P9"><text:s/>NotRetainedFragment ii: 205 Thread-197</text:p>
      <text:p text:style-name="P9"><text:s/>NotRetainedFragment ii: 206 Thread-197</text:p>
      <text:p text:style-name="P9"><text:s/>NotRetainedFragment ii: 207 Thread-197</text:p>
      <text:p text:style-name="P9"><text:s/>NotRetainedFragment ii: 208 Thread-197</text:p>
      <text:p text:style-name="P9"><text:s/>NotRetainedFragment ii: 209 Thread-197</text:p>
      <text:p text:style-name="P9"><text:s/>NotRetainedFragment ii: 210 Thread-197</text:p>
      <text:p text:style-name="P9"><text:s/>NotRetainedFragment ii: 211 Thread-197</text:p>
      <text:p text:style-name="P9"><text:s/>NotRetainedFragment ii: 212 Thread-197</text:p>
      <text:p text:style-name="P9"><text:s/>NotRetainedFragment ii: 213 Thread-197</text:p>
      <text:p text:style-name="P9"><text:s/>Thread-197 Work <text:s/>at 75%</text:p>
      <text:p text:style-name="P9"><text:s/>NotRetainedFragment ii: 214 Thread-197</text:p>
      <text:p text:style-name="P9"><text:s/>NotRetainedFragment ii: 215 Thread-197</text:p>
      <text:p text:style-name="P9"><text:s/>NotRetainedFragment ii: 216 Thread-197</text:p>
      <text:p text:style-name="P9"><text:s/>NotRetainedFragment ii: 217 Thread-197</text:p>
      <text:p text:style-name="P9"><text:s/>NotRetainedFragment ii: 218 Thread-197</text:p>
      <text:p text:style-name="P9"><text:s/>NotRetainedFragment ii: 219 Thread-197</text:p>
      <text:p text:style-name="P9"><text:s/>NotRetainedFragment ii: 220 Thread-197</text:p>
      <text:p text:style-name="P9"><text:s/>NotRetainedFragment ii: 221 Thread-197</text:p>
      <text:p text:style-name="P9"><text:s/>NotRetainedFragment ii: 222 Thread-197</text:p>
      <text:p text:style-name="P9"><text:s/>NotRetainedFragment ii: 223 Thread-197</text:p>
      <text:p text:style-name="P9"><text:s/>NotRetainedFragment ii: 224 Thread-197</text:p>
      <text:p text:style-name="P9"><text:s/>NotRetainedFragment ii: 225 Thread-197</text:p>
      <text:p text:style-name="P9"><text:s/>NotRetainedFragment ii: 226 Thread-197</text:p>
      <text:p text:style-name="P9"><text:s/>NotRetainedFragment ii: 227 Thread-197</text:p>
      <text:p text:style-name="P9"><text:s/>NotRetainedFragment ii: 228 Thread-197</text:p>
      <text:p text:style-name="P9"><text:s/>NotRetainedFragment ii: 229 Thread-197</text:p>
      <text:p text:style-name="P9"><text:s/>NotRetainedFragment ii: 230 Thread-197</text:p>
      <text:p text:style-name="P9"><text:s/>NotRetainedFragment ii: 231 Thread-197</text:p>
      <text:p text:style-name="P9"><text:s/>NotRetainedFragment ii: 232 Thread-197</text:p>
      <text:p text:style-name="P9"><text:s/>NotRetainedFragment ii: 233 Thread-197</text:p>
      <text:p text:style-name="P9"><text:s/>NotRetainedFragment ii: 234 Thread-197</text:p>
      <text:p text:style-name="P9"><text:s/>NotRetainedFragment ii: 235 Thread-197</text:p>
      <text:p text:style-name="P9"><text:s/>NotRetainedFragment ii: 236 Thread-197</text:p>
      <text:p text:style-name="P9"><text:s/>NotRetainedFragment ii: 237 Thread-197</text:p>
      <text:p text:style-name="P9"><text:s/>NotRetainedFragment ii: 238 Thread-197</text:p>
      <text:p text:style-name="P9"><text:soft-page-break/><text:s/>NotRetainedFragment ii: 239 Thread-197</text:p>
      <text:p text:style-name="P9"><text:s/>NotRetainedFragment ii: 240 Thread-197</text:p>
      <text:p text:style-name="P9"><text:s/>NotRetainedFragment ii: 241 Thread-197</text:p>
      <text:p text:style-name="P9"><text:s/>NotRetainedFragment ii: 242 Thread-197</text:p>
      <text:p text:style-name="P9"><text:s/>NotRetainedFragment ii: 243 Thread-197</text:p>
      <text:p text:style-name="P9"><text:s/>NotRetainedFragment ii: 244 Thread-197</text:p>
      <text:p text:style-name="P9"><text:s/>NotRetainedFragment ii: 245 Thread-197</text:p>
      <text:p text:style-name="P9"><text:s/>NotRetainedFragment ii: 246 Thread-197</text:p>
      <text:p text:style-name="P9"><text:s/>NotRetainedFragment ii: 247 Thread-197</text:p>
      <text:p text:style-name="P9"><text:s/>NotRetainedFragment ii: 248 Thread-197</text:p>
      <text:p text:style-name="P9"><text:s/>NotRetainedFragment ii: 249 Thread-197</text:p>
      <text:p text:style-name="P9"><text:s/>NotRetainedFragment ii: 250 Thread-197</text:p>
      <text:p text:style-name="P9"><text:s/>Thread-197 Work <text:s/>at 10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24T15:49:49</dc:date>
    <dc:creator>Flo Maldonado</dc:creator>
    <meta:editing-duration>P2DT6H27M33S</meta:editing-duration>
    <meta:editing-cycles>7</meta:editing-cycles>
    <meta:generator>OpenOffice/4.1.1$Unix OpenOffice.org_project/411m6$Build-9775</meta:generator>
    <meta:document-statistic meta:table-count="2" meta:image-count="0" meta:object-count="0" meta:page-count="16" meta:paragraph-count="624" meta:word-count="2313" meta:character-count="21645"/>
  </office:meta>
</office:document-meta>
</file>